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6.002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16.002cm" style:rel-column-width="65535*"/>
    </style:style>
    <style:style style:name="Tableau1.1" style:family="table-row">
      <style:table-row-properties style:min-row-height="0.533cm" fo:keep-together="auto"/>
    </style:style>
    <style:style style:name="Tableau1.A1" style:family="table-cell">
      <style:table-cell-properties fo:background-color="#ffffff" fo:padding="0.097cm" fo:border="none">
        <style:background-image/>
      </style:table-cell-properties>
    </style:style>
    <style:style style:name="Tableau1.2" style:family="table-row">
      <style:table-row-properties style:min-row-height="3.889cm" fo:keep-together="auto"/>
    </style:style>
    <style:style style:name="Tableau1.A2" style:family="table-cell">
      <style:table-cell-properties fo:background-color="#ffffff" fo:padding="0.097cm" fo:border="0.1pt solid #000001">
        <style:background-image/>
      </style:table-cell-properties>
    </style:style>
    <style:style style:name="Tableau2" style:family="table">
      <style:table-properties style:width="16.002cm" fo:margin-left="0cm" fo:margin-right="0cm" fo:margin-top="0cm" fo:margin-bottom="0cm" table:align="margins" style:writing-mode="lr-tb"/>
    </style:style>
    <style:style style:name="Tableau2.A" style:family="table-column">
      <style:table-column-properties style:column-width="16.002cm" style:rel-column-width="65535*"/>
    </style:style>
    <style:style style:name="Tableau2.1" style:family="table-row">
      <style:table-row-properties style:min-row-height="8.396cm" fo:keep-together="auto"/>
    </style:style>
    <style:style style:name="Tableau2.A1" style:family="table-cell">
      <style:table-cell-properties fo:background-color="#ffffff" fo:padding="0.097cm" fo:border="0.1pt solid #000001">
        <style:background-image/>
      </style:table-cell-properties>
    </style:style>
    <style:style style:name="Tableau3" style:family="table">
      <style:table-properties style:width="16.002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6.002cm" style:rel-column-width="65535*"/>
    </style:style>
    <style:style style:name="Tableau3.1" style:family="table-row">
      <style:table-row-properties style:min-row-height="2.926cm" fo:keep-together="auto"/>
    </style:style>
    <style:style style:name="Tableau3.A1" style:family="table-cell">
      <style:table-cell-properties fo:background-color="#ffffff" fo:padding="0.097cm" fo:border="0.1pt solid #000001">
        <style:background-image/>
      </style:table-cell-properties>
    </style:style>
    <style:style style:name="Tableau4" style:family="table">
      <style:table-properties style:width="17.459cm" fo:margin-left="0cm" fo:margin-top="0cm" fo:margin-bottom="0cm" table:align="left" style:writing-mode="lr-tb"/>
    </style:style>
    <style:style style:name="Tableau4.A" style:family="table-column">
      <style:table-column-properties style:column-width="17.459cm"/>
    </style:style>
    <style:style style:name="Tableau4.1" style:family="table-row">
      <style:table-row-properties style:min-row-height="0.646cm" fo:keep-together="auto"/>
    </style:style>
    <style:style style:name="Tableau4.A1" style:family="table-cell">
      <style:table-cell-properties fo:background-color="#ffffff" fo:padding="0.097cm" fo:border="0.1pt solid #000001">
        <style:background-image/>
      </style:table-cell-properties>
    </style:style>
    <style:style style:name="P1" style:family="paragraph" style:parent-style-name="Standard">
      <style:text-properties fo:color="#000000" style:font-name-complex="Times New Roman1"/>
    </style:style>
    <style:style style:name="P2" style:family="paragraph" style:parent-style-name="Standard">
      <style:text-properties fo:color="#000000" fo:font-size="10pt" style:font-size-asian="10pt" style:font-name-complex="Times New Roman1" style:font-size-complex="10pt"/>
    </style:style>
    <style:style style:name="P3" style:family="paragraph" style:parent-style-name="Standard">
      <style:text-properties officeooo:paragraph-rsid="000a5f7e"/>
    </style:style>
    <style:style style:name="P4" style:family="paragraph" style:parent-style-name="Standard">
      <style:text-properties fo:color="#ff0000" fo:font-weight="bold" style:font-weight-asian="bold" style:font-name-complex="Times New Roman1"/>
    </style:style>
    <style:style style:name="P5" style:family="paragraph" style:parent-style-name="Standard">
      <style:text-properties fo:color="#0000ff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fo:font-weight="bold" style:font-weight-asian="bold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fo:font-weight="bold" style:font-weight-asian="bold" style:font-name-complex="Times New Roman1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-complex="Times New Roman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fo:font-size="10pt" style:font-size-asian="10pt" style:font-name-complex="Times New Roman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0pt" style:font-size-asian="10pt" style:font-name-complex="Times New Roman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4" style:family="paragraph" style:parent-style-name="Standard">
      <style:paragraph-properties fo:margin-top="0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-0.026cm" fo:margin-right="0cm" fo:text-indent="0cm" style:auto-text-indent="false"/>
    </style:style>
    <style:style style:name="P16" style:family="paragraph" style:parent-style-name="Standard">
      <style:paragraph-properties fo:margin-left="-0.026cm" fo:margin-right="0cm" fo:text-indent="0cm" style:auto-text-indent="false"/>
      <style:text-properties fo:color="#0000ff" fo:font-weight="bold" style:font-weight-asian="bold" style:font-weight-complex="bold"/>
    </style:style>
    <style:style style:name="P17" style:family="paragraph" style:parent-style-name="Standard">
      <style:paragraph-properties fo:margin-left="-0.026cm" fo:margin-right="0cm" fo:margin-top="0cm" fo:margin-bottom="0cm" loext:contextual-spacing="false" fo:text-indent="0cm" style:auto-text-indent="false"/>
    </style:style>
    <style:style style:name="P18" style:family="paragraph" style:parent-style-name="Standard">
      <style:paragraph-properties fo:margin-left="-0.026cm" fo:margin-right="0cm" fo:margin-top="0cm" fo:margin-bottom="0cm" loext:contextual-spacing="false" fo:line-height="100%" fo:text-indent="0cm" style:auto-text-indent="false"/>
    </style:style>
    <style:style style:name="P19" style:family="paragraph" style:parent-style-name="Standard">
      <style:paragraph-properties fo:margin-left="-0.026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margin-left="-0.026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List_20_Paragraph">
      <style:paragraph-properties fo:line-height="100%"/>
      <style:text-properties fo:color="#000000" fo:font-size="10pt" style:font-size-asian="10pt" style:font-size-complex="10pt"/>
    </style:style>
    <style:style style:name="P22" style:family="paragraph" style:parent-style-name="List_20_Paragraph">
      <style:paragraph-properties fo:margin-top="0cm" fo:margin-bottom="0cm" loext:contextual-spacing="true" fo:line-height="100%"/>
    </style:style>
    <style:style style:name="P23" style:family="paragraph" style:parent-style-name="List_20_Paragraph">
      <style:paragraph-properties fo:margin-top="0cm" fo:margin-bottom="0cm" loext:contextual-spacing="true" fo:line-height="100%"/>
      <style:text-properties fo:color="#000000" fo:font-size="10pt" style:font-size-asian="10pt" style:font-size-complex="10pt"/>
    </style:style>
    <style:style style:name="P24" style:family="paragraph" style:parent-style-name="List_20_Paragraph">
      <style:paragraph-properties fo:margin-top="0cm" fo:margin-bottom="0cm" loext:contextual-spacing="true" fo:line-height="100%" fo:text-align="center" style:justify-single-word="false"/>
      <style:text-properties fo:color="#ff0000" fo:font-size="10pt" fo:font-weight="bold" style:font-size-asian="10pt" style:font-weight-asian="bold" style:font-size-complex="10pt"/>
    </style:style>
    <style:style style:name="P25" style:family="paragraph" style:parent-style-name="Text_20_body">
      <style:paragraph-properties fo:text-align="center" style:justify-single-word="false">
        <style:tab-stops>
          <style:tab-stop style:position="5.251cm"/>
        </style:tab-stops>
      </style:paragraph-properties>
    </style:style>
    <style:style style:name="P26" style:family="paragraph" style:parent-style-name="Text_20_body">
      <style:paragraph-properties>
        <style:tab-stops>
          <style:tab-stop style:position="5.251cm"/>
        </style:tab-stops>
      </style:paragraph-properties>
      <style:text-properties fo:font-weight="bold" style:font-weight-asian="bold" style:font-weight-complex="bold"/>
    </style:style>
    <style:style style:name="P27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 style:parent-style-name="Standard" style:list-style-name="WWNum3">
      <style:paragraph-properties fo:margin-top="0cm" fo:margin-bottom="0cm" loext:contextual-spacing="false" fo:line-height="100%" fo:orphans="0" fo:widows="0" fo:hyphenation-ladder-count="no-limit"/>
      <style:text-properties fo:font-size="10pt" style:font-size-asian="10pt" style:font-size-complex="10pt" fo:hyphenate="false" fo:hyphenation-remain-char-count="2" fo:hyphenation-push-char-count="2"/>
    </style:style>
    <style:style style:name="P30" style:family="paragraph" style:parent-style-name="Standard" style:list-style-name="WWNum3">
      <style:paragraph-properties fo:margin-top="0cm" fo:margin-bottom="0cm" loext:contextual-spacing="false" fo:line-height="100%" fo:orphans="0" fo:widows="0" fo:hyphenation-ladder-count="no-limit"/>
      <style:text-properties fo:hyphenate="false" fo:hyphenation-remain-char-count="2" fo:hyphenation-push-char-count="2"/>
    </style:style>
    <style:style style:name="P31" style:family="paragraph" style:parent-style-name="Standard" style:list-style-name="WWNum2">
      <style:paragraph-properties fo:margin-top="0cm" fo:margin-bottom="0cm" loext:contextual-spacing="false" fo:line-height="100%" fo:orphans="0" fo:widows="0" fo:hyphenation-ladder-count="no-limit"/>
      <style:text-properties fo:hyphenate="false" fo:hyphenation-remain-char-count="2" fo:hyphenation-push-char-count="2"/>
    </style:style>
    <style:style style:name="P32" style:family="paragraph" style:parent-style-name="Standard" style:list-style-name="WWNum2">
      <style:paragraph-properties fo:margin-top="0cm" fo:margin-bottom="0cm" loext:contextual-spacing="false" fo:line-height="100%" fo:orphans="0" fo:widows="0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P33" style:family="paragraph" style:parent-style-name="Standard" style:list-style-name="WWNum2">
      <style:paragraph-properties fo:margin-top="0cm" fo:margin-bottom="0cm" loext:contextual-spacing="false" fo:line-height="100%" fo:orphans="0" fo:widows="0" fo:hyphenation-ladder-count="no-limit"/>
      <style:text-properties fo:font-weight="bold" style:font-weight-asian="bold" fo:hyphenate="false" fo:hyphenation-remain-char-count="2" fo:hyphenation-push-char-count="2"/>
    </style:style>
    <style:style style:name="P34" style:family="paragraph" style:parent-style-name="Text_20_body">
      <style:paragraph-properties fo:text-align="center" style:justify-single-word="false">
        <style:tab-stops>
          <style:tab-stop style:position="5.251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ize="10pt" style:font-size-asian="10pt" style:font-name-complex="Times New Roman1" style:font-size-complex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fo:font-size="10pt" fo:font-weight="bold" style:font-size-asian="10pt" style:font-weight-asian="bold" style:font-size-complex="10pt"/>
    </style:style>
    <style:style style:name="T6" style:family="text">
      <style:text-properties fo:color="#000000" fo:font-size="10pt" fo:font-weight="bold" style:font-size-asian="10pt" style:font-weight-asian="bold" style:font-name-complex="Times New Roman1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0a5f7e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0000"/>
    </style:style>
    <style:style style:name="T11" style:family="text">
      <style:text-properties fo:color="#ff0000" fo:font-size="10pt" fo:font-weight="bold" style:font-size-asian="10pt" style:font-weight-asian="bold" style:font-size-complex="10pt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4"/>
          </table:table-cell>
        </table:table-row>
        <table:table-row table:style-name="Tableau1.2">
          <table:table-cell table:style-name="Tableau1.A2" office:value-type="string">
            <text:p text:style-name="P5">MISSIONNAIRE</text:p>
            <text:p text:style-name="Standard"><text:span text:style-name="T9">Nom </text:span><text:span text:style-name="T7">: <text:tab/><text:tab/><text:tab/><text:tab/><text:tab/></text:span><text:span text:style-name="T9">Prénom </text:span><text:span text:style-name="T7">: </text:span></text:p>
            <text:p text:style-name="P15"><text:span text:style-name="T7"><text:tab/></text:span><field:fieldmark text:name="__Fieldmark__2785_2076208609" field:type="vnd.oasis.opendocument.field.FORMCHECKBOX"><field:param field:name="Checkbox_Checked" field:value="false"/></field:fieldmark><text:span text:style-name="T7"> MCF<text:tab/></text:span><field:fieldmark text:name="__Fieldmark__2789_2076208609" field:type="vnd.oasis.opendocument.field.FORMCHECKBOX"/><text:span text:style-name="T7">CR <text:tab/><text:tab/></text:span><field:fieldmark text:name="__Fieldmark__2793_2076208609" field:type="vnd.oasis.opendocument.field.FORMCHECKBOX"/><text:span text:style-name="T7">Doctorant<text:tab/><text:tab/></text:span><field:fieldmark text:name="__Fieldmark__2797_2076208609" field:type="vnd.oasis.opendocument.field.FORMCHECKBOX"/><text:span text:style-name="T7">Postdoc <text:tab/></text:span><field:fieldmark text:name="__Fieldmark__2801_2076208609" field:type="vnd.oasis.opendocument.field.FORMCHECKBOX"/><text:span text:style-name="T7">ATER</text:span></text:p>
            <text:p text:style-name="P15"><text:span text:style-name="T9"><text:tab/></text:span><field:fieldmark text:name="__Fieldmark__2809_2076208609" field:type="vnd.oasis.opendocument.field.FORMCHECKBOX"/><text:span text:style-name="T9"> </text:span><text:span text:style-name="T7">Autre :</text:span></text:p>
            <text:p text:style-name="Standard"><text:span text:style-name="T9">Directeur(s) de thèse</text:span><text:span text:style-name="T7"> (si doctorant) :</text:span></text:p>
            <text:p text:style-name="P15"><text:span text:style-name="T9">Pôle </text:span><text:span text:style-name="T7">:<text:tab/><text:tab/></text:span><text:span text:style-name="T9">Projet de recherche concerné par la mission</text:span><text:span text:style-name="T7"> :</text:span></text:p>
          </table:table-cell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7"><text:span text:style-name="T1">MISSION</text:span> </text:p>
            <text:p text:style-name="P20">Objet de la mission </text:p>
            <text:p text:style-name="P17"><text:span text:style-name="T7"><text:tab/></text:span><field:fieldmark text:name="__Fieldmark__2846_2076208609" field:type="vnd.oasis.opendocument.field.FORMCHECKBOX"/><text:span text:style-name="T7"> Conférence inter.<text:tab/></text:span><field:fieldmark text:name="__Fieldmark__2850_2076208609" field:type="vnd.oasis.opendocument.field.FORMCHECKBOX"><field:param field:name="Checkbox_Checked" field:value="false"/></field:fieldmark><text:span text:style-name="T7"> Conférence<text:tab/>nat. <text:tab/></text:span><field:fieldmark text:name="__Fieldmark__2854_2076208609" field:type="vnd.oasis.opendocument.field.FORMCHECKBOX"><field:param field:name="Checkbox_Checked" field:value="false"/></field:fieldmark><text:span text:style-name="T7"> Workshop <text:tab/></text:span><field:fieldmark text:name="__Fieldmark__2858_2076208609" field:type="vnd.oasis.opendocument.field.FORMCHECKBOX"/><text:span text:style-name="T7"> Groupe de travail</text:span></text:p>
            <text:p text:style-name="P17"><text:span text:style-name="T7"><text:tab/></text:span><field:fieldmark text:name="__Fieldmark__2866_2076208609" field:type="vnd.oasis.opendocument.field.FORMCHECKBOX"/><text:span text:style-name="T7"> Autres</text:span></text:p>
            <text:p text:style-name="P14">Intitulé exact :</text:p>
            <text:p text:style-name="P17"><text:span text:style-name="T9">Lien web :</text:span><text:span text:style-name="T7"> </text:span></text:p>
            <text:p text:style-name="P19">Ville - Pays :</text:p>
            <text:p text:style-name="P17"><text:span text:style-name="T9">Date de début de la mission</text:span><text:span text:style-name="T7"> :<text:tab/><text:tab/><text:tab/><text:tab/></text:span><text:span text:style-name="T9">Durée de la mission</text:span><text:span text:style-name="T7"> :</text:span></text:p>
            <text:p text:style-name="P17"><text:span text:style-name="T9">Estimation du coût de la mission</text:span><text:span text:style-name="T7"> (voir plus bas):</text:span></text:p>
            <text:p text:style-name="P17"><text:span text:style-name="T9">Importance de la mission pour vos recherches</text:span><text:span text:style-name="T7"> (justifier en 3 lignes maximum)</text:span></text:p>
            <text:p text:style-name="P6"><text:span text:style-name="T7"><text:line-break/></text:span><text:span text:style-name="T9">Si la mission est une conférence </text:span></text:p>
            <text:list xml:id="list2695495675965275687" text:style-name="WWNum3">
              <text:list-item>
                <text:p text:style-name="P29">rayonnement de la conférence (très sélective -&gt; pas sélective) <text:s/></text:p>
              </text:list-item>
              <text:list-item>
                <text:p text:style-name="P29">avec/sans publication : <text:s/></text:p>
              </text:list-item>
              <text:list-item>
                <text:p text:style-name="P29">intitulé de la publication : </text:p>
              </text:list-item>
              <text:list-item>
                <text:p text:style-name="P30"><text:span text:style-name="T7">coauteurs</text:span> :</text:p>
              </text:list-item>
            </text:list>
          </table:table-cell>
        </table:table-row>
      </table:table>
      <text:p text:style-name="P18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7"><text:span text:style-name="T1">ESTIMATION DU COUT DE LA MISSION</text:span> : (pour l'étranger, on recommande de prendre les vols les moins chers possibles)</text:p>
            <text:list xml:id="list6502188408214744339" text:style-name="WWNum2">
              <text:list-item>
                <text:p text:style-name="P31"><text:span text:style-name="T2">voyage </text:span>:</text:p>
              </text:list-item>
              <text:list-item>
                <text:p text:style-name="P32">transport en commun :</text:p>
              </text:list-item>
              <text:list-item>
                <text:p text:style-name="P33">taxi (selon horaires d’arrivée):</text:p>
              </text:list-item>
              <text:list-item>
                <text:p text:style-name="P31"><text:span text:style-name="T2">séjour :</text:span> (hébergement) :</text:p>
              </text:list-item>
              <text:list-item>
                <text:p text:style-name="P31"><text:span text:style-name="T2">repas :</text:span> (tenir compte des repas compris dans la conférence) : </text:p>
              </text:list-item>
              <text:list-item>
                <text:p text:style-name="P31"><text:span text:style-name="T2">frais d'inscription</text:span> : <text:span text:style-name="T10">EARLY BIRD uniquement :</text:span></text:p>
              </text:list-item>
            </text:list>
          </table:table-cell>
        </table:table-row>
      </table:table>
      <text:p text:style-name="P17"/>
      <text:p text:style-name="P6"/>
      <text:p text:style-name="P6">Décision :<text:tab/><field:fieldmark text:name="__Fieldmark__2953_2076208609" field:type="vnd.oasis.opendocument.field.FORMCHECKBOX"/> oui<text:tab/><text:tab/><field:fieldmark text:name="__Fieldmark__2955_2076208609" field:type="vnd.oasis.opendocument.field.FORMCHECKBOX"/> non <text:tab/></text:p>
      <text:p text:style-name="Standard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6">FORFAIT  ACCORDE :</text:p>
          </table:table-cell>
        </table:table-row>
      </table:table>
      <text:p text:style-name="Standard"/>
      <text:p text:style-name="P3">Date :<text:tab/><text:span text:style-name="T2"><text:date style:data-style-name="N77" text:date-value="2016-12-20T16:30:04.539681924">mar. 20 déc. 16</text:date></text:span><text:tab/><text:tab/><text:tab/>Signature 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rps_20_de_20_texte_20_Car" style:display-name="Corps de texte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" text:bullet-char="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style:font-name="Wingdings 2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Open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OpenSymbol"/>
      </text:list-level-style-bullet>
      <text:list-level-style-bullet text:level="4" text:style-name="ListLabel_20_2" style:num-suffix="" text:bullet-char="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Wingdings 2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OpenSymbol"/>
      </text:list-level-style-bullet>
      <text:list-level-style-bullet text:level="7" text:style-name="ListLabel_20_2" style:num-suffix="" text:bullet-char="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Wingdings 2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" text:bullet-char="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style:font-name="Wingdings 2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Open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OpenSymbol"/>
      </text:list-level-style-bullet>
      <text:list-level-style-bullet text:level="4" text:style-name="ListLabel_20_2" style:num-suffix="" text:bullet-char="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Wingdings 2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OpenSymbol"/>
      </text:list-level-style-bullet>
      <text:list-level-style-bullet text:level="7" text:style-name="ListLabel_20_2" style:num-suffix="" text:bullet-char="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Wingdings 2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2.49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nta</meta:initial-creator>
    <dc:creator>olivier </dc:creator>
    <meta:editing-cycles>9</meta:editing-cycles>
    <meta:creation-date>2016-04-14T14:09:00</meta:creation-date>
    <dc:date>2016-12-20T16:30:04.436887079</dc:date>
    <meta:editing-duration>PT1H50M15S</meta:editing-duration>
    <meta:generator>LibreOffice/4.3.3.2$Linux_X86_64 LibreOffice_project/430m0$Build-2</meta:generator>
    <meta:document-statistic meta:table-count="4" meta:image-count="0" meta:object-count="0" meta:page-count="1" meta:paragraph-count="31" meta:word-count="199" meta:character-count="1058" meta:non-whitespace-character-count="8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